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Khmer OS" svg:font-family="'Khmer OS'" style:font-pitch="variable"/>
    <style:font-face style:name="STIX" svg:font-family="STIX" style:font-pitch="variable"/>
    <style:font-face style:name="URW Chancery L" svg:font-family="'URW Chancery L'" style:font-pitch="variable"/>
    <style:font-face style:name="Waree" svg:font-family="Waree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Utopia" svg:font-family="Utopia" style:font-family-generic="roman" style:font-pitch="variable"/>
    <style:font-face style:name="Wide Latin" svg:font-family="'Wide Lati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yanmar Text" svg:font-family="'Myanmar Text'" style:font-family-generic="system" style:font-pitch="variable"/>
    <style:font-face style:name="宋体1" svg:font-family="宋体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style:font-name="STIX"/>
    </style:style>
    <style:style style:name="T1" style:family="text">
      <style:text-properties fo:color="#ff0000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2" style:family="text">
      <style:text-properties fo:color="#ff0000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3" style:family="text">
      <style:text-properties fo:color="#fefefe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4" style:family="text">
      <style:text-properties fo:color="#fefefe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5" style:family="text">
      <style:text-properties fo:color="#00b050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6" style:family="text">
      <style:text-properties fo:color="#00b050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7" style:family="text">
      <style:text-properties fo:color="#ffff00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8" style:family="text">
      <style:text-properties fo:color="#ffff00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9" style:family="text">
      <style:text-properties fo:color="#000000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10" style:family="text">
      <style:text-properties fo:color="#000000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11" style:family="text">
      <style:text-properties fo:color="#0070c0" style:font-name="Wide Latin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  <style:style style:name="T12" style:family="text">
      <style:text-properties fo:color="#0070c0" fo:font-size="54pt" fo:letter-spacing="0.018cm" fo:font-weight="bold" style:letter-kerning="true" style:font-size-asian="54pt" style:font-weight-asian="bold" style:font-name-complex="Myanmar Text" style:font-size-complex="5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</text:span><text:span text:style-name="T4">y</text:span><text:span text:style-name="T6">s</text:span><text:span text:style-name="T8">e</text:span><text:span text:style-name="T10">y</text:span><text:span text:style-name="T12">e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Khmer OS" svg:font-family="'Khmer OS'" style:font-pitch="variable"/>
    <style:font-face style:name="STIX" svg:font-family="STIX" style:font-pitch="variable"/>
    <style:font-face style:name="URW Chancery L" svg:font-family="'URW Chancery L'" style:font-pitch="variable"/>
    <style:font-face style:name="Waree" svg:font-family="Waree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Utopia" svg:font-family="Utopia" style:font-family-generic="roman" style:font-pitch="variable"/>
    <style:font-face style:name="Wide Latin" svg:font-family="'Wide Lati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yanmar Text" svg:font-family="'Myanmar Text'" style:font-family-generic="system" style:font-pitch="variable"/>
    <style:font-face style:name="宋体1" svg:font-family="宋体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editing-cycles>2</meta:editing-cycles>
    <meta:creation-date>2015-11-29T15:36:00</meta:creation-date>
    <dc:date>2015-11-29T23:52:24.065671038</dc:date>
    <meta:editing-duration>PT11M24S</meta:editing-duration>
    <meta:generator>LibreOffice/5.0.3.2$Linux_X86_64 LibreOffice_project/00$Build-2</meta:generator>
    <meta:document-statistic meta:table-count="0" meta:image-count="0" meta:object-count="0" meta:page-count="1" meta:paragraph-count="1" meta:word-count="1" meta:character-count="6" meta:non-whitespace-character-count="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